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af338" officeooo:paragraph-rsid="001af338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af338" officeooo:paragraph-rsid="001af33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f338" officeooo:paragraph-rsid="001af338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bde04" officeooo:paragraph-rsid="001bde0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122b" officeooo:paragraph-rsid="001c122b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d53e6" officeooo:paragraph-rsid="001d53e6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af338" officeooo:paragraph-rsid="001af33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bde04" officeooo:paragraph-rsid="001bde04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122b" officeooo:paragraph-rsid="001c122b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d53e6" officeooo:paragraph-rsid="001d53e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6ff7" officeooo:paragraph-rsid="00206ff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f6785" officeooo:paragraph-rsid="001f6785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af338" officeooo:paragraph-rsid="001af338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1f6785" officeooo:paragraph-rsid="001f6785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f6785" officeooo:paragraph-rsid="001f6785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e9e89" officeooo:paragraph-rsid="001e9e89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italic" fo:font-weight="bold" officeooo:rsid="00206ff7" officeooo:paragraph-rsid="00206ff7" style:font-size-asian="11.3500003814697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207b2d" officeooo:paragraph-rsid="00207b2d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222559" officeooo:paragraph-rsid="00222559" style:font-size-asian="11.3500003814697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07b2d" officeooo:paragraph-rsid="00207b2d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2559" officeooo:paragraph-rsid="00222559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3cc79" officeooo:paragraph-rsid="0023cc79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af338" officeooo:paragraph-rsid="001af338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af338" officeooo:paragraph-rsid="00207b2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206ff7" officeooo:paragraph-rsid="00206ff7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1af338" officeooo:paragraph-rsid="001af338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f338" officeooo:paragraph-rsid="001af33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6ff7" officeooo:paragraph-rsid="00206ff7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07b2d" officeooo:paragraph-rsid="00207b2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07b2d" officeooo:paragraph-rsid="00207b2d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22559" officeooo:paragraph-rsid="00222559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af338" officeooo:paragraph-rsid="00222559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c122b" style:font-style-asian="italic" style:font-weight-asian="bold" style:font-style-complex="italic" style:font-weight-complex="bold"/>
    </style:style>
    <style:style style:name="T4" style:family="text">
      <style:text-properties fo:font-style="italic" officeooo:rsid="00207b2d" style:font-style-asian="italic" style:font-style-complex="italic"/>
    </style:style>
    <style:style style:name="T5" style:family="text">
      <style:text-properties officeooo:rsid="001bde04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e9e8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9e89" style:font-weight-asian="normal" style:font-weight-complex="normal"/>
    </style:style>
    <style:style style:name="T10" style:family="text">
      <style:text-properties fo:font-weight="normal" officeooo:rsid="001f6785" style:font-weight-asian="normal" style:font-weight-complex="normal"/>
    </style:style>
    <style:style style:name="T11" style:family="text">
      <style:text-properties fo:font-weight="normal" officeooo:rsid="00206ff7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e9ab3" style:font-weight-asian="normal" style:font-weight-complex="normal"/>
    </style:style>
    <style:style style:name="T15" style:family="text">
      <style:text-properties style:text-underline-style="none" fo:font-weight="normal" officeooo:rsid="001e9e89" style:font-weight-asian="normal" style:font-weight-complex="normal"/>
    </style:style>
    <style:style style:name="T16" style:family="text">
      <style:text-properties officeooo:rsid="001c122b"/>
    </style:style>
    <style:style style:name="T17" style:family="text">
      <style:text-properties officeooo:rsid="00206ff7"/>
    </style:style>
    <style:style style:name="T18" style:family="text">
      <style:text-properties fo:font-size="13pt" style:font-size-asian="11.3500003814697pt" style:font-size-complex="13pt"/>
    </style:style>
    <style:style style:name="T19" style:family="text">
      <style:text-properties fo:font-size="13pt" officeooo:rsid="00206ff7" style:font-size-asian="11.3500003814697pt" style:font-size-complex="13pt"/>
    </style:style>
    <style:style style:name="T20" style:family="text">
      <style:text-properties fo:font-size="13pt" officeooo:rsid="00207b2d" style:font-size-asian="11.3500003814697pt" style:font-size-complex="13pt"/>
    </style:style>
    <style:style style:name="T21" style:family="text">
      <style:text-properties fo:font-size="13pt" officeooo:rsid="00222559" style:font-size-asian="11.3500003814697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size-asian="11.3500003814697pt" style:font-size-complex="13pt"/>
    </style:style>
    <style:style style:name="T23" style:family="text">
      <style:text-properties fo:font-size="13pt" style:text-underline-style="solid" style:text-underline-width="auto" style:text-underline-color="font-color" officeooo:rsid="00206ff7" style:font-size-asian="11.3500003814697pt" style:font-size-complex="13pt"/>
    </style:style>
    <style:style style:name="T24" style:family="text">
      <style:text-properties fo:font-size="13pt" fo:font-style="italic" officeooo:rsid="00207b2d" style:font-size-asian="11.3500003814697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ификация тестирования</text:p>
      <text:p text:style-name="P1"/>
      <text:p text:style-name="P7">вопрос по видам тестирования имеется ввиду классификация по уровню функционального тестирования <text:s/></text:p>
      <text:p text:style-name="P26">- <text:span text:style-name="T1">по уровню функционального тестирования</text:span></text:p>
      <text:p text:style-name="P2">функциональное (соответствие заявленным функциональным требованиям к его реальным хар-кам) </text:p>
      <text:p text:style-name="P2"><text:tab/><text:span text:style-name="T2">виды функционального тестирования:</text:span></text:p>
      <text:p text:style-name="P2"><text:span text:style-name="T6">Дымовое тестирование (smoke test)</text:span><text:span text:style-name="T1"> </text:span>проводится при появлении нового билда, <text:span text:style-name="T5">направленного на проверку готовности продукта к проведению расширенного тестирования и определение общего качества продукта, дает ответ готово ли приложение к выполнению основных функции или нет. (быстрый вид тестирования)</text:span></text:p>
      <text:p text:style-name="P2"><text:s/></text:p>
      <text:p text:style-name="P4">Тестирование критического пути (critical path)<text:span text:style-name="T13"> подразумевает проверку стандартного пути пользователя для выполнения бизнес логики или типичных пользовательских сценариев (например создание ордера в интеренет магазине или маркет плейсе, использование встроенного функционала в том или ином приложении по добавлении статьи, картинки и тд) <text:s/></text:span></text:p>
      <text:p text:style-name="P8"/>
      <text:p text:style-name="P5">Расширенное тестирование (extended)<text:span text:style-name="T12"> </text:span><text:span text:style-name="T13">подразумевает как позитивные и негативные тесты, прохождение наиболее полного пути пользовательских сценариев, <text:s/></text:span></text:p>
      <text:p text:style-name="P2"/>
      <text:p text:style-name="P2"/>
      <text:p text:style-name="P3">не-функциональное тестирование </text:p>
      <text:p text:style-name="P2">(соответствие не-функциональных свойств с его не-функциональным требованиям, безопасность, производительность , юзабилити, локализация, отказоуст<text:span text:style-name="T16">о</text:span>йчивость)</text:p>
      <text:p text:style-name="P2"><text:tab/><text:span text:style-name="T3">виды не-функционального тестирования:</text:span></text:p>
      <text:p text:style-name="P5">Тестирование производительности<text:span text:style-name="T13"> <text:s/>нагрузочные тесты (производительность, потребление ресурсов; проверка требуемым характеристикам: отказоустойчивость для 1000пол./сек)</text:span></text:p>
      <text:p text:style-name="P5">Стресс тестирование<text:span text:style-name="T13"> проверка на максимальную нагрузку, которая в разы превышает нашу норму при тестировании производительности <text:s/></text:span></text:p>
      <text:p text:style-name="P9"/>
      <text:p text:style-name="P5">Тестирование стабильности<text:span text:style-name="T13"> проверка приложения при длительной работе</text:span></text:p>
      <text:p text:style-name="P9"/>
      <text:p text:style-name="P5">Объемное тестирование <text:span text:style-name="T13">тестирование при увеличенных объемах обрабатываемых данных (1000пол начинают отправлять сообщения или подгружать файлы)</text:span></text:p>
      <text:p text:style-name="P9"/>
      <text:p text:style-name="P6">Инсталяционное тестирование<text:span text:style-name="T13"> тестирование направленное на успешную установку настройки, обновление или удаление ПО.</text:span></text:p>
      <text:p text:style-name="P10"/>
      <text:p text:style-name="P6">Проверка удобства<text:span text:style-name="T13"> проверка то насколько наш продукт удобен в использовании (юзабилити)</text:span></text:p>
      <text:p text:style-name="P10"/>
      <text:p text:style-name="P6">Тестирование безопасности<text:span text:style-name="T13"> стратегия тестирования нацеленная на выявление ошибок связанных с проблемами безопасности, анализа рисков связанных с обеспечением целостного подхода защиты приложения и безопасностью его </text:span><text:soft-page-break/><text:span text:style-name="T13">использования, атак злоумышленников, вирусов, несанкционированного доступа к конфиденциальным данным.</text:span></text:p>
      <text:p text:style-name="P10"/>
      <text:p text:style-name="P6">Локализации и интернационализации<text:span text:style-name="T13"> проверка адаптации продукта к языку и культуре клиента (перевод, часовой пояс, формат даты, единицы измерения)</text:span></text:p>
      <text:p text:style-name="P10"/>
      <text:p text:style-name="P6">Тестирование доступности<text:span text:style-name="T13"> </text:span><text:span text:style-name="T14">доступность людям с ограниченными возможности.</text:span></text:p>
      <text:p text:style-name="P9"/>
      <text:p text:style-name="P9"/>
      <text:p text:style-name="P2"/>
      <text:p text:style-name="P23">- по уровню детализации приложения</text:p>
      <text:p text:style-name="P16"><text:span text:style-name="T17"><text:tab/>в</text:span>иды тестирования по уровню детализации приложения<text:span text:style-name="T8">:</text:span></text:p>
      <text:p text:style-name="P3"><text:s text:c="2"/><text:span text:style-name="T7">Модульное тестирование</text:span></text:p>
      <text:p text:style-name="P3"><text:s text:c="3"/><text:span text:style-name="T9">или юнит тестирование, проводится проверка модуля, или функции в модуле, <text:s text:c="11"/>проводится разработчиками. <text:s/></text:span></text:p>
      <text:p text:style-name="P3"><text:s text:c="2"/><text:span text:style-name="T7">Интеграционное тестирование</text:span></text:p>
      <text:p text:style-name="P3"><text:s text:c="2"/><text:span text:style-name="T15">тестирование направленное на проверку взаимодействия нескольких модулей, <text:s/>объединенных в единый путь/целое. Тестирование их взаимодействия. </text:span></text:p>
      <text:p text:style-name="P3"><text:s text:c="2"/><text:span text:style-name="T7">Системное тестирование</text:span></text:p>
      <text:p text:style-name="P3"><text:s text:c="2"/><text:span text:style-name="T10">тестирование взаимодействия между всеми компонентами системы или разных систем между собой или тестирование интерфейсов, между которыми взаимодействует система. Полная проверка приложения на выполнение всей бизнес логики.</text:span></text:p>
      <text:p text:style-name="P3"><text:s text:c="2"/><text:span text:style-name="T7">Приемочное тестирование</text:span></text:p>
      <text:p text:style-name="P3"><text:s text:c="2"/><text:span text:style-name="T10">Тестирование по сдаче ПО заказчику или его части</text:span></text:p>
      <text:p text:style-name="P14"><text:span text:style-name="T8">включает:</text:span></text:p>
      <text:p text:style-name="P15"><text:span text:style-name="T8">Пользовательское тестирование </text:span></text:p>
      <text:p text:style-name="P12"><text:span text:style-name="T8">подразумевает сбор пользователей и тестирование основного функционала. </text:span></text:p>
      <text:p text:style-name="P12"><text:span text:style-name="T8"/></text:p>
      <text:p text:style-name="P15"><text:span text:style-name="T8">Эксплуатационное тестирование</text:span></text:p>
      <text:p text:style-name="P12"><text:span text:style-name="T8">производится пользователем или администратором в реальной среде эксплуатации готового продукта. Подразумевает, тестирование резервного копирования, аварийного восстановления, безопасности ПО. Проводится силами команды разработки. </text:span><text:span text:style-name="T11">Тестируется производительность и надежность. </text:span></text:p>
      <text:p text:style-name="P12"><text:span text:style-name="T8"/></text:p>
      <text:p text:style-name="P15"><text:span text:style-name="T8">На соответствие контракту </text:span></text:p>
      <text:p text:style-name="P11">тестирование на соответствие нормативным документам госту и проч документам и регламентам. </text:p>
      <text:p text:style-name="P2"/>
      <text:p text:style-name="P23">- по запуску кода на исполнение</text:p>
      <text:p text:style-name="P17"><text:tab/>виды тестирования:</text:p>
      <text:p text:style-name="P23"><text:s/><text:span text:style-name="T23">Статическое тестирование </text:span></text:p>
      <text:p text:style-name="P28"><text:span text:style-name="T18">это тестирование без запуска кода на исполнение. Тестируется: </text:span></text:p>
      <text:p text:style-name="P28"><text:span text:style-name="T18">а) Документация (требования тест кейсы, схемы БД);</text:span></text:p>
      <text:p text:style-name="P28"><text:span text:style-name="T18">б) Графические прототипы, макеты</text:span></text:p>
      <text:p text:style-name="P28"><text:span text:style-name="T18">в) Код приложения (code review) </text:span></text:p>
      <text:p text:style-name="P27"><text:span text:style-name="T19"/></text:p>
      <text:p text:style-name="P25"><text:span text:style-name="T22">Динамическое тестирование</text:span></text:p>
      <text:p text:style-name="P28"><text:soft-page-break/><text:span text:style-name="T18">тестирование работающего приложения, (с запуском программного кода), отвечает на вопрос работает ли функциональность, как ожидается. </text:span><text:span text:style-name="T20">Проводится как для всего приложения так и для нескольких работающих модулей </text:span><text:span text:style-name="T18"><text:s/></text:span></text:p>
      <text:p text:style-name="P25"><text:span text:style-name="T22"/></text:p>
      <text:p text:style-name="P25"><text:span text:style-name="T22"/></text:p>
      <text:p text:style-name="P23">- в зависимости от исполнителя</text:p>
      <text:p text:style-name="P3"><text:tab/><text:span text:style-name="T4">виды тестирования:</text:span></text:p>
      <text:p text:style-name="P18">Альфа <text:s/>- тестирование </text:p>
      <text:p text:style-name="P20">тестирование ранней версии продукта внутри группы разработки участниками компании. С возможным частичным привлечением конечных пользователей </text:p>
      <text:p text:style-name="P18"/>
      <text:p text:style-name="P18">Бета тестирование</text:p>
      <text:p text:style-name="P20">тестирование продукта ограниченной группой пользователей, не члены компании разрабатывающий данный продукт. Цель получить отзывы о продукте и внести соответствующие изменения. <text:s/></text:p>
      <text:p text:style-name="P23"/>
      <text:p text:style-name="P2"/>
      <text:p text:style-name="P23">- по цели тестирования</text:p>
      <text:p text:style-name="P24"><text:tab/><text:span text:style-name="T24">виды тестирования:</text:span></text:p>
      <text:p text:style-name="P29"><text:span text:style-name="T18">Тестирование новой функциональности </text:span></text:p>
      <text:p text:style-name="P30"><text:span text:style-name="T18">проводится как только была разработана новая функциональность, проходит все этапы:</text:span></text:p>
      <text:p text:style-name="P30"><text:span text:style-name="T18">1) смоук тесты;</text:span></text:p>
      <text:p text:style-name="P30"><text:span text:style-name="T18">2) теста критического пути; </text:span></text:p>
      <text:p text:style-name="P30"><text:span text:style-name="T18">3) расширенные тесты ;</text:span></text:p>
      <text:p text:style-name="P29"><text:span text:style-name="T18"/></text:p>
      <text:p text:style-name="P29"><text:span text:style-name="T18">Регрессионное тестирование </text:span></text:p>
      <text:p text:style-name="P30"><text:span text:style-name="T18">тестирование ранее разработанного функционала с целью удостовериться, что появление нового функционала, не повлияло на прежний функционал. </text:span><text:span text:style-name="T21">Проводится для нового билда, плановое тестирование и тестирование того функционала, который часто меняется в ходе разработки. Регрессионноетестирование подразумевает наличие большого объема кейсов, поэтому его как правило автоматизируют. <text:s text:c="2"/></text:span></text:p>
      <text:p text:style-name="P29"><text:span text:style-name="T18"/></text:p>
      <text:p text:style-name="P29"><text:span text:style-name="T18">Re-test</text:span></text:p>
      <text:p text:style-name="P31"><text:span text:style-name="T18">Проверка правильности исправления дефектов </text:span></text:p>
      <text:p text:style-name="P31"><text:span text:style-name="T18"/></text:p>
      <text:p text:style-name="P32">- по позитивности сценария</text:p>
      <text:p text:style-name="P19">Позитивное тестирование</text:p>
      <text:p text:style-name="P21">Тестирование с применением кейсов в которых ожидается правильное поведение системы. Тестирование с коректным использованием данных и выполнением шагов соответствующих бизнес логике.</text:p>
      <text:p text:style-name="P22">Позитивное тестирование, должно нам всегда дать результат в виде отсутствия багов. <text:s/></text:p>
      <text:p text:style-name="P21"/>
      <text:p text:style-name="P19">Негативное тестирование</text:p>
      <text:p text:style-name="P21">Тестирование с применением сценариев в которых ожидается внештатное поведение системы, когда минимум данные ивалидны, либо неожиданно для ситстемы завершается некий бизнес путь.</text:p>
      <text:p text:style-name="P22"><text:soft-page-break/>Результат должен показать, что у системы, есть функционал защиты от некорректного поведения, в виде сообщений или возврата в исходное состояние.</text:p>
      <text:p text:style-name="P22">Либо результатом будет отсутствие такого функционала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0:35:26.330296260</meta:creation-date>
    <dc:date>2022-12-29T02:50:18.585775823</dc:date>
    <meta:editing-duration>PT6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72" meta:word-count="680" meta:character-count="6060" meta:non-whitespace-character-count="5376"/>
  </office:meta>
</office:document-meta>
</file>